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DejaVu Sans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7" style:family="paragraph" style:parent-style-name="Text_20_body">
      <style:text-properties fo:language="fr" fo:country="FR"/>
    </style:style>
    <style:style style:name="P28" style:family="paragraph" style:parent-style-name="Text_20_body">
      <style:text-properties fo:language="fr" fo:country="FR" fo:background-color="transparent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Balise">
      <style:text-properties style:use-window-font-color="true"/>
    </style:style>
    <style:style style:name="P31" style:family="paragraph" style:parent-style-name="Code">
      <style:text-properties style:font-name="DejaVu Sans1" fo:font-size="10pt" style:font-size-asian="10pt" style:font-size-complex="10pt"/>
    </style:style>
    <style:style style:name="P32" style:family="paragraph" style:parent-style-name="Tableau_20_entête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Preformatted_20_Text" style:list-style-name="L5">
      <style:text-properties fo:language="fr" fo:country="FR"/>
    </style:style>
    <style:style style:name="P35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  <style:text-properties fo:color="#ffffff"/>
    </style:style>
    <style:style style:name="P3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9" style:family="paragraph" style:parent-style-name="Text_20_body" style:list-style-name="L5"/>
    <style:style style:name="P40" style:family="paragraph" style:parent-style-name="Text_20_body" style:list-style-name="L5">
      <style:text-properties fo:language="fr" fo:country="FR"/>
    </style:style>
    <style:style style:name="P41" style:family="paragraph" style:parent-style-name="Text_20_body" style:list-style-name="L6"/>
    <style:style style:name="P42" style:family="paragraph" style:parent-style-name="Text_20_body" style:list-style-name="L3" style:master-page-name="">
      <style:paragraph-properties loext:contextual-spacing="false" fo:margin-top="0cm" fo:margin-bottom="0cm" style:page-number="auto"/>
    </style:style>
    <style:style style:name="P43" style:family="paragraph" style:parent-style-name="Text_20_body" style:list-style-name="L3">
      <style:paragraph-properties loext:contextual-spacing="false" fo:margin-top="0cm" fo:margin-bottom="0cm"/>
    </style:style>
    <style:style style:name="P44" style:family="paragraph" style:parent-style-name="Text_20_body" style:list-style-name="L3">
      <style:paragraph-properties loext:contextual-spacing="false" fo:margin-top="0cm" fo:margin-bottom="0cm"/>
    </style:style>
    <style:style style:name="P45" style:family="paragraph" style:parent-style-name="Text_20_body" style:list-style-name="L4">
      <style:paragraph-properties loext:contextual-spacing="false" fo:margin-top="0cm" fo:margin-bottom="0cm"/>
    </style:style>
    <style:style style:name="P46" style:family="paragraph" style:parent-style-name="Text_20_body" style:list-style-name="L6">
      <style:paragraph-properties fo:background-color="#ffffff">
        <style:background-image/>
      </style:paragraph-properties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11" style:family="text">
      <style:text-properties style:font-name="Courier New" fo:language="fr" fo:country="FR"/>
    </style:style>
    <style:style style:name="T12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13" style:family="text"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"><text:user-defined style:data-style-name="N0" text:name="Client">OC Pizza</text:user-defined></text:p>
            <text:p text:style-name="P8"/>
            <text:p text:style-name="P8"><text:user-defined style:data-style-name="N0" text:name="Projet">Système informatique OC Pizza</text:user-defined></text:p>
            <text:p text:style-name="P6"/>
            <text:p text:style-name="P7"><text:title>Dossier de conception technique</text:title></text:p>
            <text:p text:style-name="P6"/>
            <text:p text:style-name="P6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"><text:user-defined style:data-style-name="N0" text:name="Auteur">Arnaud Laval</text:user-defined></text:p>
            <text:p text:style-name="P9"><text:user-defined style:data-style-name="N0" text:name="Auteur_Role">Analyst Programer</text:user-defined>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35">1 -Versions<text:tab/>3</text:p>
          <text:p text:style-name="P35">2 -Introduction<text:tab/>4</text:p>
          <text:p text:style-name="P37">2.1 -Objet du document<text:tab/>4</text:p>
          <text:p text:style-name="P37">2.2 -Références<text:tab/>4</text:p>
          <text:p text:style-name="P35">3 -Architecture Technique<text:tab/>5</text:p>
          <text:p text:style-name="P37">3.1 -Composants généraux<text:tab/>5</text:p>
          <text:p text:style-name="P38">3.1.1 -Package A – Authentification<text:tab/>5</text:p>
          <text:p text:style-name="P38">3.1.2 -Package B – Passer commande<text:tab/>5</text:p>
          <text:p text:style-name="P38">3.1.3 -Package C – Suivi et Gestion de commande<text:tab/>5</text:p>
          <text:p text:style-name="P38">3.1.4 -Package D – Produits et Ingrédients<text:tab/>5</text:p>
          <text:p text:style-name="P38">3.1.5 -Package E – Gestion restaurant<text:tab/>5</text:p>
          <text:p text:style-name="P38">3.1.6 -Package F – Gestion des comptes Utilisateurs<text:tab/>5</text:p>
          <text:p text:style-name="P37">3.2 -Application Web<text:tab/>6</text:p>
          <text:p text:style-name="P38">3.2.1 -Serveur Web<text:tab/>6</text:p>
          <text:p text:style-name="P38">3.2.2 -Application Web<text:tab/>6</text:p>
          <text:p text:style-name="P38">3.2.3 -Base de Donnée<text:tab/>6</text:p>
          <text:p text:style-name="P35">4 -Architecture de Déploiement<text:tab/>7</text:p>
          <text:p text:style-name="P35">5 -Architecture logicielle<text:tab/>8</text:p>
          <text:p text:style-name="P37">5.1 -Principes généraux<text:tab/>8</text:p>
          <text:p text:style-name="P38">5.1.1 -Les couches<text:tab/>8</text:p>
          <text:p text:style-name="P38">5.1.2 -Les modules<text:tab/>8</text:p>
          <text:p text:style-name="P38">5.1.3 -Structure des sources<text:tab/>8</text:p>
          <text:p text:style-name="P35">6 -Points particuliers<text:tab/>9</text:p>
          <text:p text:style-name="P37">6.1 -Gestion des logs<text:tab/>9</text:p>
          <text:p text:style-name="P37">6.2 -Fichiers de configuration<text:tab/>9</text:p>
          <text:p text:style-name="P37">6.3 -Ressources<text:tab/>9</text:p>
          <text:p text:style-name="P37">6.4 -Environnement de développement<text:tab/>9</text:p>
          <text:p text:style-name="P37">6.5 -Procédure de packaging / livraison<text:tab/>9</text:p>
          <text:p text:style-name="P35">7 -Glossaire<text:tab/>10</text:p>
        </text:index-body>
      </text:table-of-content>
      <text:p text:style-name="P30"/>
      <text:p text:style-name="P30"/>
      <text:h text:style-name="P3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2">Auteur</text:p>
          </table:table-cell>
          <table:table-cell table:style-name="Tableau7.A1" office:value-type="string">
            <text:p text:style-name="P3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2">Version</text:p>
          </table:table-cell>
        </table:table-row>
        <table:table-row table:style-name="Tableau7.2">
          <table:table-cell table:style-name="Tableau7.A2" office:value-type="string">
            <text:p text:style-name="P18">Xxx</text:p>
          </table:table-cell>
          <table:table-cell table:style-name="Tableau7.A2" office:value-type="string">
            <text:p text:style-name="P18">JJ/MM/AAAA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string">
            <text:p text:style-name="P18">XXX</text:p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  <table:table-row table:style-name="Tableau7.2"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P18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18"/>
          </table:table-cell>
        </table:table-row>
      </table:table>
      <text:p text:style-name="P31"/>
      <text:p text:style-name="P26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technique du système informatique de gestion et de vente en ligne de pizza.</text:p>
      <text:p text:style-name="Text_20_body">Objectif du document : <text:span text:style-name="T12">définir l'architecture du système.</text:span></text:p>
      <text:h text:style-name="Heading_20_2" text:outline-level="2">Références</text:h>
      <text:p text:style-name="Text_20_body">Pour de plus amples informations, se référer également aux éléments suivants :</text:p>
      <text:list xml:id="list1727110655695281720" text:style-name="L6">
        <text:list-item>
          <text:p text:style-name="P46"><text:span text:style-name="T13"><text:user-defined style:data-style-name="N0" text:name="Projet">Système informatique OC Pizza</text:user-defined></text:span> - Dossier de conception fonctionnelle</text:p>
        </text:list-item>
        <text:list-item>
          <text:p text:style-name="P41"><text:span text:style-name="T13"><text:user-defined style:data-style-name="N0" text:name="Projet">Système informatique OC Pizza</text:user-defined></text:span> - Dossier d_exploitation</text:p>
        </text:list-item>
      </text:list>
      <text:h text:style-name="Heading_20_1" text:outline-level="1">Architecture Technique</text:h>
      <text:h text:style-name="Heading_20_2" text:outline-level="2">Composants généraux</text:h>
      <text:h text:style-name="Heading_20_3" text:outline-level="3">Package A – Authentification</text:h>
      <text:h text:style-name="Heading_20_3" text:outline-level="3">Package B – Passer commande</text:h>
      <text:h text:style-name="Heading_20_3" text:outline-level="3">Package C – Suivi et Gestion de commande</text:h>
      <text:h text:style-name="Heading_20_3" text:outline-level="3">Package D – Produits et Ingrédients</text:h>
      <text:h text:style-name="Heading_20_3" text:outline-level="3">Package E – Gestion restaurant</text:h>
      <text:h text:style-name="Heading_20_3" text:outline-level="3">Package F – Gestion des comptes Utilisateur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pplication Web</text:h>
      <text:p text:style-name="Text_20_body">La pile logicielle est la suivante :</text:p>
      <text:list xml:id="list410837687365720468" text:style-name="L3">
        <text:list-item>
          <text:p text:style-name="P42">Application <text:span text:style-name="T3">J2EE</text:span> (JDK version 1.8) / Html 5 / Css 3 / Javascript.</text:p>
        </text:list-item>
        <text:list-item>
          <text:p text:style-name="P43">Bdd PostgresSql.</text:p>
        </text:list-item>
        <text:list-item>
          <text:p text:style-name="P43">Serveur d'application Tomcat.</text:p>
        </text:list-item>
      </text:list>
      <text:p text:style-name="P6"/>
      <text:p text:style-name="P6"/>
      <text:p text:style-name="P6"/>
      <text:p text:style-name="P6"><text:bookmark text:name="docs-internal-guid-64f936e2-7fff-8b78-9a67-05ba2255257e"/><draw:frame draw:style-name="fr1" draw:name="images1" text:anchor-type="as-char" svg:width="17.403cm" style:rel-width="100%" svg:height="10.321cm" draw:z-index="0"><draw:image xlink:href="https://lh5.googleusercontent.com/nANPLzvcLtMkX6J1R96sz0ciiSLc8tuDK3eF3aaBws-XDJ-pnEh-w3zImIYi2jcXAwsXisN8jtFLKL9XRndy76T0NYj90UuDX6T7k9BLKVrs9kCZVehv4V-l7OF0qkbF_pb9P6LAT5k" xlink:type="simple" xlink:show="embed" xlink:actuate="onLoad"/></draw:frame> </text:p>
      <text:p text:style-name="P29"/>
      <text:h text:style-name="Heading_20_3" text:outline-level="3">Serveur Web</text:h>
      <text:p text:style-name="Text_20_body">Il contient l'application web et rend accessibles ses pages pages web depuis un client ( comme un navigateur web) grace au protocole Http.</text:p>
      <text:h text:style-name="Heading_20_3" text:outline-level="3">Application Web</text:h>
      <text:p text:style-name="Text_20_body">(...)</text:p>
      <text:h text:style-name="Heading_20_3" text:outline-level="3">Base de Donnée</text:h>
      <text:p text:style-name="Text_20_body"/>
      <text:p text:style-name="Text_20_body">Elle contient toute les données que l'on souhaite faire persister pour notre application.</text:p>
      <text:h text:style-name="Heading_20_1" text:outline-level="1">Architecture de Déploiement</text:h>
      <text:p text:style-name="P6"><text:bookmark text:name="docs-internal-guid-cc948e55-7fff-b0fd-e8e9-2883dca038b5"/><draw:frame draw:style-name="fr1" draw:name="images2" text:anchor-type="as-char" svg:width="17.403cm" style:rel-width="100%" svg:height="10.321cm" draw:z-index="1"><draw:image xlink:href="https://lh5.googleusercontent.com/2FDzc89fR4u5Y52XkcmNLdiLNi5vSBK1MtIA9FuDz0u9LMGz3AbpLOgFtxbkYIyU1OPpCJL8SGtYKKen72uJz8PerZdOsDCRZKlpS5nGYVQR4bGM1-XJtIhxKh9XT3IYgYkXeydLT3g" xlink:type="simple" xlink:show="embed" xlink:actuate="onLoad"/></draw:frame> </text:p>
      <text:p text:style-name="P29"/>
      <text:p text:style-name="Text_20_body">La bdd et le serveur web qui contiendra l'application seront déployés sur un serveur dédié.</text:p>
      <text:h text:style-name="Heading_20_1" text:outline-level="1">Architecture logicielle</text:h>
      <text:h text:style-name="Heading_20_2" text:outline-level="2">Principes généraux</text:h>
      <text:p text:style-name="Text_20_body">Les sources et versions du projet sont gérées par <text:span text:style-name="T3">Git</text:span><text:span text:style-name="T8">, les</text:span> dépendances et le packaging par <text:span text:style-name="T3">Apache Maven.</text:span></text:p>
      <text:p text:style-name="Text_20_body">...</text:p>
      <text:h text:style-name="Heading_20_3" text:outline-level="3">Les couches</text:h>
      <text:p text:style-name="Text_20_body">L'architecture applicative est la suivante :</text:p>
      <text:list xml:id="list3123831722504586412" text:style-name="L4">
        <text:list-item>
          <text:p text:style-name="P45"><text:span text:style-name="T4">une</text:span><text:span text:style-name="T7"> </text:span><text:span text:style-name="T6">couche</text:span><text:span text:style-name="T5"> business </text:span>: responsable de la logique métier du composant</text:p>
        </text:list-item>
        <text:list-item>
          <text:p text:style-name="P45"><text:span text:style-name="T4">une</text:span><text:span text:style-name="T7"> </text:span><text:span text:style-name="T6">couche</text:span><text:span text:style-name="T5"> model </text:span>: implémentation du modèle des objets métiers</text:p>
        </text:list-item>
        <text:list-item>
          <text:p text:style-name="P45">une couche <text:span text:style-name="T3">consumer</text:span> : responsable de la persistence des données</text:p>
        </text:list-item>
        <text:list-item>
          <text:p text:style-name="P45">une couche <text:span text:style-name="T3">web</text:span> : regroupe les parties controller et vue du MVC pattern. (...)</text:p>
        </text:list-item>
      </text:list>
      <text:h text:style-name="Heading_20_3" text:outline-level="3">Les modules</text:h>
      <text:p text:style-name="P28">Un module par couche applicative : module business/model/consumer/web.</text:p>
      <text:h text:style-name="Heading_20_3" text:outline-level="3">Structure des sources</text:h>
      <text:p text:style-name="P27">La structuration des répertoires du projet suit la logique suivante :</text:p>
      <text:list xml:id="list8628428651831039810" text:style-name="L5">
        <text:list-item>
          <text:p text:style-name="P40">les répertoires sources sont crées de façon à respecter la philosophie Maven (à savoir : « convention plutôt que configuration »)</text:p>
          <text:p text:style-name="P34">racine<text:line-break/> <text:span text:style-name="T9">├─</text:span> <text:span text:style-name="T7">pom.xml</text:span><text:line-break/> <text:span text:style-name="T9">├─</text:span> &lt;moduleX&gt;<text:line-break/> <text:span text:style-name="T9">│ <text:s text:c="2"/>├─ </text:span><text:span text:style-name="T10">pom.xml</text:span><text:span text:style-name="T9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line-break/> ├─ &lt;moduleY&gt;<text:line-break/> <text:span text:style-name="T9">│ <text:s text:c="2"/>├─ </text:span><text:span text:style-name="T10">pom.xml</text:span><text:span text:style-name="T9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text:line-break/> └─ src<text:line-break/> <text:s text:c="4"/>└─ lib<text:line-break/></text:span></text:p>
        </text:list-item>
        <text:list-item>
          <text:p text:style-name="P39"><text:span text:style-name="T11">...</text:span></text:p>
        </text:list-item>
      </text:list>
      <text:h text:style-name="Heading_20_1" text:outline-level="1">Points particuliers</text:h>
      <text:h text:style-name="Heading_20_2" text:outline-level="2">Gestion des logs</text:h>
      <text:p text:style-name="Text_20_body">Les logs seront gérés en utilisant le librairie Log4j2.</text:p>
      <text:h text:style-name="Heading_20_2" text:outline-level="2"><text:bookmark-start text:name="__RefHeading__7193_1280642937"/>Fichiers de configuration<text:bookmark-end text:name="__RefHeading__7193_1280642937"/></text:h>
      <text:p text:style-name="Standard">L'application sera développée avec Spring Boot. Nous utiliseront un fichier configuration.properties placé à la racine du projet dans lequel nous auront les propriétés du projet comme la configuration pour l'accès à la bdd.</text:p>
      <text:h text:style-name="Heading_20_2" text:outline-level="2">Ressources</text:h>
      <text:p text:style-name="Text_20_body"/>
      <text:h text:style-name="Heading_20_2" text:outline-level="2">Environnement de développement</text:h>
      <text:p text:style-name="Text_20_body">Le développement de l'application se fera avec IntelliJ.</text:p>
      <text:h text:style-name="Heading_20_2" text:outline-level="2">Procédure de packaging / livraison</text:h>
      <text:p text:style-name="Text_20_body">L'application sera packagée dans un fichier WAR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B1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2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arial" svg:font-family="arial, 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5" style:family="paragraph" style:parent-style-name="Table_20_Contents">
      <style:text-properties style:font-name="DejaVu Sans2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ans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informatique OC Pizza</text:user-defined></text:p>
              <text:p text:style-name="MP4"><text:title>Dossier de conception technique</text:title></text:p>
            </table:table-cell>
            <table:table-cell table:style-name="Tableau6.B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28/02/2020</text:user-defined></text:p>
              <text:p text:style-name="MP5">Page : <text:page-number text:select-page="current">10</text:page-number> 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&lt;LogoClient&gt;</text:p>
            </table:table-cell>
            <table:table-cell table:style-name="Tableau4.A1" office:value-type="string">
              <text:p text:style-name="MP7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ans Development</text:user-defined></text:p>
            </table:table-cell>
            <table:table-cell table:style-name="Tableau5.A1" office:value-type="string">
              <text:p text:style-name="MP9">35, avenue Leclerc 75000 Paris – 01 55 66 22 55 – arnaud.laval@itcd.com</text:p>
            </table:table-cell>
          </table:table-row>
          <table:table-row table:style-name="Tableau5.2">
            <table:table-cell table:style-name="Tableau5.A1" office:value-type="string">
              <text:p text:style-name="MP10">www.it-consulting-and-development.com</text:p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>10</text:page-number> / <text:page-count>10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6$Win32 OpenOffice.org_project/416m1$Build-9790</meta:generator>
    <dc:title>Dossier de conception technique</dc:title>
    <meta:document-statistic meta:table-count="7" meta:image-count="2" meta:object-count="0" meta:page-count="10" meta:paragraph-count="124" meta:word-count="778" meta:character-count="4588"/>
    <meta:user-defined meta:name="Auteur">Arnaud Laval</meta:user-defined>
    <meta:user-defined meta:name="Auteur_Role">Analyst Programer</meta:user-defined>
    <meta:user-defined meta:name="Client">OC Pizza</meta:user-defined>
    <meta:user-defined meta:name="Entreprise">IT consulting ans Development</meta:user-defined>
    <meta:user-defined meta:name="Projet" meta:value-type="string">Système informatique OC Pizza</meta:user-defined>
    <meta:user-defined meta:name="Version" meta:value-type="string">1.0</meta:user-defined>
    <meta:user-defined meta:name="Version_Date" meta:value-type="date">2020-02-28</meta:user-defined>
  </office:meta>
</office:document-meta>
</file>